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size="14pt" officeooo:rsid="003201e5" officeooo:paragraph-rsid="00cb1a0e" fo:background-color="transparent" style:font-size-asian="14pt" style:font-size-complex="14pt"/>
    </style:style>
    <style:style style:name="P2" style:family="paragraph" style:parent-style-name="Text_20_body">
      <style:text-properties fo:font-size="14pt" officeooo:rsid="003201e5" officeooo:paragraph-rsid="00d972ea" fo:background-color="transparent" style:font-size-asian="14pt" style:font-size-complex="14pt"/>
    </style:style>
    <style:style style:name="P3" style:family="paragraph" style:parent-style-name="Text_20_body">
      <style:text-properties fo:font-size="14pt" officeooo:rsid="00e0868d" officeooo:paragraph-rsid="00e0868d" fo:background-color="transparent" style:font-size-asian="14pt" style:font-size-complex="14pt"/>
    </style:style>
    <style:style style:name="P4" style:family="paragraph" style:parent-style-name="Text_20_body">
      <style:text-properties fo:font-size="14pt" fo:language="es" fo:country="ES" fo:font-weight="normal" officeooo:rsid="00373cab" officeooo:paragraph-rsid="00cb1a0e" fo:background-color="transparent" style:font-size-asian="14pt" style:font-weight-asian="normal" style:font-size-complex="14pt" style:font-weight-complex="normal"/>
    </style:style>
    <style:style style:name="P5" style:family="paragraph" style:parent-style-name="Text_20_body">
      <style:text-properties fo:font-size="14pt" officeooo:rsid="00c892b4" officeooo:paragraph-rsid="00d67b67" fo:background-color="#fff200" style:font-size-asian="14pt" style:font-size-complex="14pt"/>
    </style:style>
    <style:style style:name="P6" style:family="paragraph" style:parent-style-name="Text_20_body">
      <style:text-properties fo:font-size="14pt" officeooo:rsid="00e6b16f" officeooo:paragraph-rsid="00ebb209" fo:background-color="transparent" style:font-size-asian="14pt" style:font-size-complex="14pt"/>
    </style:style>
    <style:style style:name="P7" style:family="paragraph" style:parent-style-name="Text_20_body">
      <style:text-properties fo:font-size="14pt" officeooo:rsid="00e6b16f" officeooo:paragraph-rsid="00ee680e" fo:background-color="transparent" style:font-size-asian="14pt" style:font-size-complex="14pt"/>
    </style:style>
    <style:style style:name="P8" style:family="paragraph" style:parent-style-name="Text_20_body">
      <style:text-properties fo:font-size="14pt" officeooo:rsid="00f40b7d" officeooo:paragraph-rsid="00fa3aff" fo:background-color="transparent" style:font-size-asian="14pt" style:font-size-complex="14pt"/>
    </style:style>
    <style:style style:name="P9" style:family="paragraph" style:parent-style-name="Text_20_body">
      <style:text-properties fo:font-size="14pt" officeooo:rsid="00fbdf6f" officeooo:paragraph-rsid="00fcb7fd" fo:background-color="transparent" style:font-size-asian="14pt" style:font-size-complex="14pt"/>
    </style:style>
    <style:style style:name="T1" style:family="text">
      <style:text-properties fo:font-weight="bold" officeooo:rsid="00620959" style:font-weight-asian="bold" style:font-weight-complex="bold"/>
    </style:style>
    <style:style style:name="T2" style:family="text">
      <style:text-properties fo:font-weight="bold" fo:background-color="#fff200" loext:char-shading-value="0" style:font-weight-asian="bold" style:font-weight-complex="bold"/>
    </style:style>
    <style:style style:name="T3" style:family="text">
      <style:text-properties officeooo:rsid="00d972ea"/>
    </style:style>
    <style:style style:name="T4" style:family="text">
      <style:text-properties fo:background-color="#fff200" loext:char-shading-value="0"/>
    </style:style>
    <style:style style:name="T5" style:family="text">
      <style:text-properties officeooo:rsid="00d67b67" fo:background-color="#fff200" loext:char-shading-value="0"/>
    </style:style>
    <style:style style:name="T6" style:family="text">
      <style:text-properties officeooo:rsid="00de831d"/>
    </style:style>
    <style:style style:name="T7" style:family="text">
      <style:text-properties officeooo:rsid="00e7a8f4"/>
    </style:style>
    <style:style style:name="T8" style:family="text">
      <style:text-properties officeooo:rsid="00eccdd0"/>
    </style:style>
    <style:style style:name="T9" style:family="text">
      <style:text-properties officeooo:rsid="00ee680e"/>
    </style:style>
    <style:style style:name="T10" style:family="text">
      <style:text-properties officeooo:rsid="00f12790"/>
    </style:style>
    <style:style style:name="T11" style:family="text">
      <style:text-properties officeooo:rsid="00f9b9ee"/>
    </style:style>
    <style:style style:name="T12" style:family="text">
      <style:text-properties officeooo:rsid="00fcb7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2</text:span><text:span text:style-name="T2">)</text:span><text:span text:style-name="T4"> Buen día, </text:span><text:span text:style-name="T5">en las clases anteriores vimos que el procesamiento de imagenes raster es una herramienta vital para extraer información temática y datos cuantitativos a partir de datos primarios. <text:s/>Hoy veremos algunos ejemplos de aplicaciones en diversas disciplinas donde se integran y analizan diferentes fuentes de datos raster.</text:span></text:p>
      <text:p text:style-name="P5">Existe un amplio espectro de aplicaciones que van desde las ciencias de la tierra abarcando disciplinas como geología, geofísica, ecología, atmosfera, edafología, ciencias sociales como geografía, sociología y antropología o disciplinas técnicas como el urbanismo. <text:span text:style-name="T3">un recorrido por algunas aplicaciones para ver el potencial de la teledetección. Para ver la potencialidad de la teledetección como herramienta, haremos un breve recorrido por algunas aplicaciones:</text:span></text:p>
      <text:p text:style-name="P1"/>
      <text:p text:style-name="P3"><text:span text:style-name="T8">1) </text:span>En el siguiente ejemplo se u<text:span text:style-name="T6">tiliza</text:span>ron<text:span text:style-name="T6"> algoritmos de Machine Learning </text:span>para clasificar<text:span text:style-name="T6"> series multitemporales de imagenes Landsat 4, 5, 7 que cubren un período de 26 años. <text:s/></text:span>A partir de esos resultados, <text:span text:style-name="T6">se generaron mapas de cambio </text:span>en usos y coberturas de suelo, <text:span text:style-name="T6">estimando tasas de deforestación. De este modo es posible realizar análisis a escala regional aportando información vital para el manejo de ecosistemas.</text:span></text:p>
      <text:p text:style-name="P6"><text:span text:style-name="T8">2) </text:span>En este caso vemos <text:span text:style-name="T7">una aplicación de respuesta a emergencias. A partir de imagenes satelitales ópticas Landsat, mapas de pendientes utilizando modelos digitales de elevación del terreno, índices de humedad del suelo y clasificaciones de cobertura vegetal se generaron mapas de probabilidad de deslizamientos. De este modo es posible <text:s/>identificar automáticamente las ubicaciones de posibles deslizamientos. Si bien la metodología no permite predecir exactamente la ocurrencia de un evento de esta magnitud, identificar zonas probables permite tomar medidas preventivas para evitar a traves de medidas de manejo o mitigar el impacto de tales eventos.</text:span></text:p>
      <text:p text:style-name="P7"><text:span text:style-name="T9">3) Abordaremos ahora un ejemplo de teledetección aplicada al estudio de ecosistemas marinos. Utilizando bandas espectrales en el infrarrojo cercano e infrarrojo de onda corta es posible generar un modelo matemático para estimar turbidez en el Río de la Plata. Para calibrar y validar el modelo se utilizaron datos de turbidez medidos in situ. Conocer el</text:span> frente de turbidez <text:span text:style-name="T10">es fundamental dado que es el</text:span> área de mayor concentración de plancton <text:span text:style-name="T10">y en consecuencia el a</text:span>rea primaria de desove y <text:span text:style-name="T10">hábitat</text:span> para muchas especies de estuarios que <text:span text:style-name="T10">además</text:span> se explotan comercialment<text:span text:style-name="T10">e.</text:span></text:p>
      <text:p text:style-name="P8">4) <text:span text:style-name="T11">Vemos a continuación un caso de aplicación de tedetección para planificación urbana estimando la superficie bajo uso urbano. En este caso se realizaron clasificaciones supervisadas de imágenes Landsat en fechas coincidentes con los censos poblaciones. Se </text:span><text:soft-page-break/><text:span text:style-name="T11">estimó entonces la evolución temporal de la superficie de uso urbano y se junto con los datos poblacionales se estimaron parámetros como densidad poblacional o porcentaje de <text:s/>espacio urbanizado. Este tipo de estudios es fundamental para determinar tamaño y distribución de obras de infraestructura necesarias como asi también el ordentamiento territorial determinando zonas de factibilidad o de restricciones socioambientales. </text:span></text:p>
      <text:p text:style-name="P9">5) Por último, vemos un ejemplo de monitoreo de cultivos <text:span text:style-name="T12">y pasturas</text:span> a partir del análisis de índices espectrales y su relación con variables <text:span text:style-name="T12">biofísicas. En este trabajo se calcularon índices espectrales de la vegetación utilizando imágenes Sentinel-2 <text:s/>que sensan en el borde rojo, es decir el rango de longitud de ondas que está entre el rojo y el infrarojo. </text:span></text:p>
      <text:p text:style-name="P1"/>
      <text:p text:style-name="P1"/>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10:23:51.716925609</meta:creation-date>
    <meta:generator>LibreOffice/6.0.7.3$Linux_X86_64 LibreOffice_project/00m0$Build-3</meta:generator>
    <dc:date>2019-05-08T17:07:03.908721736</dc:date>
    <meta:editing-duration>P1DT14H48M24S</meta:editing-duration>
    <meta:editing-cycles>143</meta:editing-cycles>
    <meta:print-date>2019-05-03T14:04:29.134868922</meta:print-date>
    <meta:document-statistic meta:table-count="0" meta:image-count="0" meta:object-count="0" meta:page-count="2" meta:paragraph-count="7" meta:word-count="520" meta:character-count="3470" meta:non-whitespace-character-count="2950"/>
  </office:meta>
</office:document-meta>
</file>